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sues:</text:p>
      <text:p text:style-name="P1">Bugs:</text:p>
      <text:p text:style-name="Standard"/>
      <text:p text:style-name="P1">Important Changes:</text:p>
      <text:list xml:id="list1480101223249583487" text:style-name="L1">
        <text:list-item>
          <text:p text:style-name="P3">Info dass der Tiger Sebanon erwacht ist vor dem Tigerrätsel (nach OOO)</text:p>
        </text:list-item>
        <text:list-item>
          <text:p text:style-name="P3">Loose Screen mit Continue</text:p>
        </text:list-item>
        <text:list-item>
          <text:p text:style-name="P3">Debug Modus.</text:p>
        </text:list-item>
        <text:list-item>
          <text:p text:style-name="P3">Finale Auswahl links anders anordnen! Vor dem Finale noch eine Erklärung von Ariel einfügen.</text:p>
        </text:list-item>
      </text:list>
      <text:p text:style-name="Standard"/>
      <text:p text:style-name="Standard"><text:span text:style-name="T1">Possible Changes:</text:span></text:p>
      <text:list xml:id="list3921178032833747439" text:style-name="L2">
        <text:list-item>
          <text:p text:style-name="P4">Tigerrätsel: Unklar was die Zahlen unter dem Trank bedeuten. (ändern? Noch ein testlauf.) </text:p>
        </text:list-item>
        <text:list-item>
          <text:p text:style-name="P4">noch unklar welche Rätsel bereits gelöst wurden<text:line-break/></text:p>
        </text:list-item>
        <text:list-item>
          <text:p text:style-name="P4">[Assets]</text:p>
        </text:list-item>
      </text:list>
      <text:list xml:id="list3421434796204452873" text:style-name="L3">
        <text:list-item>
          <text:p text:style-name="P2">Sound: </text:p>
          <text:list>
            <text:list-item>
              <text:p text:style-name="P5">Tiger erwachen/knurren + loop mit mehr knurren</text:p>
            </text:list-item>
            <text:list-item>
              <text:p text:style-name="P5">Button True, false, pressed, win</text:p>
            </text:list-item>
            <text:list-item>
              <text:p text:style-name="P5">Sprache: Niederlage</text:p>
            </text:list-item>
            <text:list-item>
              <text:p text:style-name="P5">Sprache: Zauberspruch</text:p>
            </text:list-item>
          </text:list>
        </text:list-item>
        <text:list-item>
          <text:p text:style-name="P2">Visuell</text:p>
          <text:list>
            <text:list-item>
              <text:p text:style-name="P6">Buttonbilder</text:p>
            </text:list-item>
            <text:list-item>
              <text:p text:style-name="P6">Texthintergründe</text:p>
            </text:list-item>
            <text:list-item>
              <text:p text:style-name="P6">Anordnung der Rätsel</text:p>
            </text:list-item>
            <text:list-item>
              <text:p text:style-name="P6">Animation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6T23:18:05.46</meta:creation-date>
    <meta:document-statistic meta:table-count="0" meta:image-count="0" meta:object-count="0" meta:page-count="1" meta:paragraph-count="21" meta:word-count="100" meta:character-count="610"/>
    <dc:date>2020-05-17T00:21:14.23</dc:date>
    <meta:editing-duration>PT2M28S</meta:editing-duration>
    <meta:editing-cycles>1</meta:editing-cycles>
    <meta:generator>OpenOffice/4.1.6$Win32 OpenOffice.org_project/416m1$Build-9790</meta:generator>
  </office:meta>
</office:document-meta>
</file>